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76d1a" officeooo:paragraph-rsid="00076d1a"/>
    </style:style>
    <style:style style:name="P2" style:family="paragraph" style:parent-style-name="Text_20_body">
      <style:text-properties officeooo:rsid="00076d1a" officeooo:paragraph-rsid="00076d1a"/>
    </style:style>
    <style:style style:name="P3" style:family="paragraph" style:parent-style-name="Text_20_body">
      <style:text-properties officeooo:rsid="00082f21" officeooo:paragraph-rsid="00082f21"/>
    </style:style>
    <style:style style:name="P4" style:family="paragraph" style:parent-style-name="Text_20_body">
      <style:text-properties officeooo:rsid="000b3826" officeooo:paragraph-rsid="000b3826"/>
    </style:style>
    <style:style style:name="P5" style:family="paragraph" style:parent-style-name="Text_20_body">
      <style:text-properties fo:font-weight="normal" officeooo:rsid="00082f21" officeooo:paragraph-rsid="00082f21" style:font-weight-asian="normal" style:font-weight-complex="normal"/>
    </style:style>
    <style:style style:name="P6" style:family="paragraph" style:parent-style-name="Text_20_body">
      <style:text-properties fo:font-weight="normal" officeooo:rsid="0009afb1" officeooo:paragraph-rsid="0009afb1" style:font-weight-asian="normal" style:font-weight-complex="normal"/>
    </style:style>
    <style:style style:name="P7" style:family="paragraph" style:parent-style-name="Text_20_body">
      <style:text-properties fo:font-weight="normal" officeooo:rsid="000b3826" officeooo:paragraph-rsid="000b3826" style:font-weight-asian="normal" style:font-weight-complex="normal"/>
    </style:style>
    <style:style style:name="P8" style:family="paragraph" style:parent-style-name="Text_20_body">
      <style:text-properties fo:font-weight="normal" officeooo:rsid="000ca3e7" officeooo:paragraph-rsid="000ca3e7" style:font-weight-asian="normal" style:font-weight-complex="normal"/>
    </style:style>
    <style:style style:name="P9" style:family="paragraph" style:parent-style-name="Text_20_body">
      <style:text-properties fo:font-weight="normal" officeooo:rsid="000d3d23" officeooo:paragraph-rsid="000d3d23" style:font-weight-asian="normal" style:font-weight-complex="normal"/>
    </style:style>
    <style:style style:name="P10" style:family="paragraph" style:parent-style-name="Text_20_body">
      <style:text-properties fo:font-weight="normal" officeooo:rsid="000db6e9" officeooo:paragraph-rsid="000db6e9" style:font-weight-asian="normal" style:font-weight-complex="normal"/>
    </style:style>
    <style:style style:name="P11" style:family="paragraph" style:parent-style-name="Text_20_body">
      <style:text-properties fo:font-weight="normal" officeooo:rsid="000d6079" officeooo:paragraph-rsid="000d6079" style:font-weight-asian="normal" style:font-weight-complex="normal"/>
    </style:style>
    <style:style style:name="P12" style:family="paragraph" style:parent-style-name="Text_20_body">
      <style:text-properties fo:font-weight="normal" officeooo:rsid="0014b9d2" officeooo:paragraph-rsid="0014b9d2" style:font-weight-asian="normal" style:font-weight-complex="normal"/>
    </style:style>
    <style:style style:name="P13" style:family="paragraph" style:parent-style-name="Text_20_body">
      <style:text-properties officeooo:rsid="000ca3e7" officeooo:paragraph-rsid="000ca3e7"/>
    </style:style>
    <style:style style:name="P14" style:family="paragraph" style:parent-style-name="Text_20_body">
      <style:text-properties style:text-underline-style="none" fo:font-weight="normal" officeooo:rsid="000db6e9" officeooo:paragraph-rsid="000db6e9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12bb76" officeooo:paragraph-rsid="0012bb76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14b9d2" officeooo:paragraph-rsid="0014b9d2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18151b" officeooo:paragraph-rsid="0018151b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19023c" officeooo:paragraph-rsid="0019023c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155229" officeooo:paragraph-rsid="00155229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1af65c" officeooo:paragraph-rsid="001af65c" style:font-weight-asian="normal" style:font-weight-complex="normal"/>
    </style:style>
    <style:style style:name="P21" style:family="paragraph" style:parent-style-name="Heading_20_4">
      <style:text-properties officeooo:rsid="00076d1a" officeooo:paragraph-rsid="00076d1a"/>
    </style:style>
    <style:style style:name="P22" style:family="paragraph" style:parent-style-name="Heading_20_4">
      <style:text-properties officeooo:rsid="000b3826" officeooo:paragraph-rsid="000b3826"/>
    </style:style>
    <style:style style:name="P23" style:family="paragraph" style:parent-style-name="Text_20_body">
      <style:text-properties style:text-underline-style="none" fo:font-weight="normal" officeooo:rsid="001af65c" officeooo:paragraph-rsid="001af65c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1cbd86" officeooo:paragraph-rsid="001cbd86" style:font-weight-asian="normal" style:font-weight-complex="normal"/>
    </style:style>
    <style:style style:name="P25" style:family="paragraph" style:parent-style-name="Text_20_body">
      <style:text-properties style:text-underline-style="none" fo:font-weight="normal" officeooo:rsid="001dd246" officeooo:paragraph-rsid="001dd24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382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4b9d2"/>
    </style:style>
    <style:style style:name="T6" style:family="text">
      <style:text-properties officeooo:rsid="0018151b"/>
    </style:style>
    <style:style style:name="T7" style:family="text">
      <style:text-properties officeooo:rsid="001cbd86"/>
    </style:style>
    <style:style style:name="T8" style:family="text">
      <style:text-properties officeooo:rsid="001dd2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-CARDHEROES CARDS</text:p>
      <text:h text:style-name="P21" text:outline-level="4">Robots:</text:h>
      <text:p text:style-name="P2">Sword Rookie: Hard-Hitter 3 cost 4/2 -Historic Wartime Robot- <text:s/>“He is a stickman.”</text:p>
      <text:p text:style-name="P3">Basic <text:span text:style-name="T1">Bot: All 1 cost 2/2 -Toyish Robot- “A simple robot for kids. Don’t ask why he is in the battlefield.”</text:span></text:p>
      <text:p text:style-name="P5">Robot Making Arm: Hard-Hitter 3 cost 3/1 When Played: Make a Basic Bot. -<text:span text:style-name="T2">Worktime</text:span> Toyish Robot- “He makes the robots for kids. He shouldn’t be here too.”</text:p>
      <text:p text:style-name="P6">Show Fan: Electric 1 cost ½ <text:s/>When you play a trick: this gets +1/+1. -Funtime Robot- “He is in just for the show.”</text:p>
      <text:p text:style-name="P7">Nationalist Patron: Protector 2 cost 1/3 Robot Units cost 1 less. -Worktime Robot- “He is a proud nationalist. It gives him free electricity.”</text:p>
      <text:p text:style-name="P7">Hammer:Hard-Hitter 1 cost Do 2 damage. -Worktime Trick- “BONK!”</text:p>
      <text:p text:style-name="P7">Overvolt:Electric 2 cost A robot does a bonus attack. -Trick- “A good 240V is good enough to charge a bot to make it berserk.”</text:p>
      <text:p text:style-name="P11">Robotic Doggy: Wild 1 cost 2/2 <text:span text:style-name="T3">Hunt</text:span><text:span text:style-name="T4"> -Animal-like Robot- “A robot and a dog is hard to keep. But this? This is a another level of hard.”</text:span></text:p>
      <text:p text:style-name="P15">Card Gamer:Electric 2 cost <text:span text:style-name="T6">2</text:span>/<text:span text:style-name="T6">2</text:span> When Played:Draw a card. -Funtime Robot- “He knows all the cards of magic.”</text:p>
      <text:p text:style-name="P16">Hydraulic Press: Protector 1 cost destroy a animal with 2 stregth or less. -Worktime Trick-</text:p>
      <text:p text:style-name="P17">Mountian Scaler: Electric 2 cost 2/2 Sharp-Shoot When played on heights: This get +1/+1 -Exploring Robot-</text:p>
      <text:p text:style-name="P17">Killer Tank: Wild 5 cost 5/7 all heavy duty robots have murder combo. -Heavy-Duty Wartime Robot-</text:p>
      <text:p text:style-name="P17">Birthday-Anahilator 5000: Sinister 5 cost 5/6 In Box. When Opened: Move this robot. -Heavy-duty Funtime robot-</text:p>
      <text:p text:style-name="P18">Cargo Cart: Sinister 1 cost move a robot. İt gets +1 attack. -Worktime trick-</text:p>
      <text:p text:style-name="P18">TeachoV4: Protector 1 cost 1/1 Robot tricks cost 1 less. -Worktime A.I Robot-</text:p>
      <text:p text:style-name="P19">Card Salesman:Sinister 2 cost ¼ When this hurts the animal hero:Conjure a Classic card. It costs 1 less. -Advert Robot- “Buy our cards now! They cost one less compared to other brands.”</text:p>
      <text:h text:style-name="P22" text:outline-level="4">Animals:</text:h>
      <text:p text:style-name="P4">Street Dog:All 1 cost 2/2 -Downtown Dog Animal- “A common but a good boy.”</text:p>
      <text:p text:style-name="P4">Beefy Buffalo:Grow &amp; Blow 3 cost 2/3 This gets +1/+1 -Livestock Animal- When you play a animal. “He is beefy because of friendship.”</text:p>
      <text:p text:style-name="P4"><text:soft-page-break/>Cockroach: Muscle &amp; Multiply 0 cost 1/1 Team-Up -Bug Animal- “Its small,annoying &amp; the best card in the game.”</text:p>
      <text:p text:style-name="P13">Protein Powder:Muscle &amp; Multiply 2 cost Give all animals +2 attack. -Trick- “The powder is even good for the habitat.”</text:p>
      <text:p text:style-name="P13">Whiping Monkey: Grow &amp; Blow 2 cost 2/3 This gets +1/+1 when the robots play a trick -Monkey Rouge Animal- “He killed one of the zookeepers for the whip. Now thats curel AND wild.”</text:p>
      <text:p text:style-name="P8">Experienced Dog:Muscle &amp; Multiply 3 cost 4/2 -Dog Rouge Animal- “<text:bookmark-start text:name="__DdeLink__66_2107768956"/>He is experiened with destroying metal. Maybe too expeienced.”<text:bookmark-end text:name="__DdeLink__66_2107768956"/></text:p>
      <text:p text:style-name="P9">RNG Egg: Shell &amp; Sway 2 cost 0/2 Start of turn: turn this into a animal that costs between 2 and 6. -Baby Bird Animal- “Whats in the egg? Its a cockroach...”</text:p>
      <text:p text:style-name="P9">Empty Shell: Shell &amp; Sway 1 cost 0/6 Team-Up -Shelled Animal- “The turtle who left it died because of hammer. Sad.”</text:p>
      <text:p text:style-name="P12">Cloning Sheep: Muscle &amp; Multiply 4 cost 3/3 Trasnsform all animals to Cloning Sheeps. -Experiment Livestock Animal-</text:p>
      <text:p text:style-name="P12">Genetic Modification: Shell &amp; Sway 4 cost Transform a animal to a random animal that cost 3 or more. -Experiment Trick-</text:p>
      <text:p text:style-name="P10">Skin Peeling Snake: Shell &amp; Sway 4 cost 2/4 -Snake Animal- Team-Up. Start of turn: Move this and leave a <text:span text:style-name="T3">Snake Skin. </text:span><text:span text:style-name="T4"><text:s/>“First Custom Card that is not a rebalanced or directly ported heroes card.”</text:span></text:p>
      <text:p text:style-name="P14">S<text:span text:style-name="T5">na</text:span>ke Skin: Shell &amp; Sway 1 cost 0/3 -Snake Waste Animal- Team-up. “First token.”</text:p>
      <text:p text:style-name="P20">Snowball: Think &amp; Live 1 cost freeze a robot. -Winter Trick-</text:p>
      <text:p text:style-name="P20">Snow Mice: Think &amp; live 1 cost freeze a box. Draw a card. -Winter Mice Trick-</text:p>
      <text:p text:style-name="P20">Penguin: Think &amp; Live 1 cost ½ When a robot or a box gets frozen: this gets +2/+2. -Winter Bird Animal-</text:p>
      <text:p text:style-name="P20">Snow Fox:Think &amp; Live 3 cost 2/1 When played: Freeze a robot. -<text:span text:style-name="T7">Winter </text:span><text:span text:style-name="T8">Fox </text:span><text:span text:style-name="T7">Animal-</text:span></text:p>
      <text:p text:style-name="P24">Polar Bear:Think &amp; Live 4 cost 2/4 When a robot or a box gets frozen: destroy it. -Winter Bear Animal-</text:p>
      <text:p text:style-name="P25">Box Freezing Fox: Think &amp; Live 3 cost 3/3 When played: Freeze all boxes. -Winter Mice Fox Animal-</text:p>
      <text:p text:style-name="P25">Winter Hive: Think &amp; Live 4 cost 4/1 When played: Freeze robots next door. -Winter Bug Animal-</text:p>
      <text:p text:style-name="P25">Ice Cave: Think &amp; Live 2 cost 1/3 Fusion: Freeze a robot. It gets -2 attack. -Winter Shelter Animal-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0:25:54.620987892</meta:creation-date>
    <dc:date>2024-10-31T16:58:41.998000000</dc:date>
    <meta:editing-duration>PT4H13M17S</meta:editing-duration>
    <meta:editing-cycles>16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39" meta:word-count="717" meta:character-count="4039" meta:non-whitespace-character-count="3358"/>
  </office:meta>
</office:document-meta>
</file>